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.5">
            <text:p>9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83">
            <text:p>8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date" office:date-value="2014-08-25">
            <text:p>25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25">
            <text:p>25.08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51">
            <text:p>5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5">
            <text:p>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8">
            <text:p>1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11" office:value-type="date" office:date-value="2014-08-29">
            <text:p>29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66.5">
            <text:p>166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.08.2014</text:date>, <text:time>19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0M32S</meta:editing-duration>
    <meta:editing-cycles>112</meta:editing-cycles>
    <meta:generator>OpenOffice/4.1.0$Win32 OpenOffice.org_project/410m18$Build-9764</meta:generator>
    <dc:date>2014-08-29T19:17:12.84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